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B0000024EE555B93E7AA67A47.png" manifest:media-type="image/png"/>
  <manifest:file-entry manifest:full-path="Pictures/10000000000003D00000027EF804A7E06BA7041E.png" manifest:media-type="image/png"/>
  <manifest:file-entry manifest:full-path="Pictures/10000000000003CB0000024E9B4188A8862334BB.png" manifest:media-type="image/png"/>
  <manifest:file-entry manifest:full-path="Pictures/10000000000003D500000280770D630AD64232AA.png" manifest:media-type="image/png"/>
  <manifest:file-entry manifest:full-path="Pictures/10000000000003CE0000027F804FAA6FF7D383AE.png" manifest:media-type="image/png"/>
  <manifest:file-entry manifest:full-path="Pictures/1000000000000528000000BAADD9A4F135FA8B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e2b5" officeooo:paragraph-rsid="0017e2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</text:p>
      <text:p text:style-name="P1"><draw:frame draw:style-name="fr1" draw:name="Figura1" text:anchor-type="paragraph" svg:width="17cm" svg:height="10.329cm" draw:z-index="0"><draw:image xlink:href="Pictures/10000000000003CB0000024EE555B93E7AA67A47.png" xlink:type="simple" xlink:show="embed" xlink:actuate="onLoad"/></draw:frame></text:p>
      <text:p text:style-name="P1"><draw:frame draw:style-name="fr1" draw:name="Figura2" text:anchor-type="paragraph" svg:width="17cm" svg:height="10.329cm" draw:z-index="1"><draw:image xlink:href="Pictures/10000000000003CB0000024E9B4188A8862334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7cm" svg:height="11.113cm" draw:z-index="2"><draw:image xlink:href="Pictures/10000000000003D00000027EF804A7E06BA7041E.png" xlink:type="simple" xlink:show="embed" xlink:actuate="onLoad"/></draw:frame><text:soft-page-break/></text:p>
      <text:p text:style-name="P1"><draw:frame draw:style-name="fr1" draw:name="Figura4" text:anchor-type="paragraph" svg:width="17cm" svg:height="11.09cm" draw:z-index="3"><draw:image xlink:href="Pictures/10000000000003D500000280770D630AD64232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paragraph" svg:width="17cm" svg:height="11.153cm" draw:z-index="4"><draw:image xlink:href="Pictures/10000000000003CE0000027F804FAA6FF7D383AE.png" xlink:type="simple" xlink:show="embed" xlink:actuate="onLoad"/></draw:frame><text:soft-page-break/></text:p>
      <text:p text:style-name="P1"><draw:frame draw:style-name="fr1" draw:name="Figura6" text:anchor-type="paragraph" svg:width="17cm" svg:height="2.395cm" draw:z-index="5"><draw:image xlink:href="Pictures/1000000000000528000000BAADD9A4F135FA8BA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20:43.471000000</meta:creation-date>
    <dc:date>2018-04-09T15:41:07.345000000</dc:date>
    <meta:editing-duration>PT20M21S</meta:editing-duration>
    <meta:editing-cycles>7</meta:editing-cycles>
    <meta:generator>LibreOffice/5.3.1.2$Windows_X86_64 LibreOffice_project/e80a0e0fd1875e1696614d24c32df0f95f03deb2</meta:generator>
    <meta:document-statistic meta:table-count="0" meta:image-count="6" meta:object-count="0" meta:page-count="3" meta:paragraph-count="1" meta:word-count="1" meta:character-count="2" meta:non-whitespace-character-count="2"/>
  </office:meta>
</office:document-meta>
</file>